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TimesNewRomanPSMT" svg:font-family="TimesNewRomanPSMT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10e3f6" officeooo:paragraph-rsid="0010e3f6"/>
    </style:style>
    <style:style style:name="P7" style:family="paragraph" style:parent-style-name="Text_20_body">
      <style:text-properties fo:language="en" fo:country="US" officeooo:rsid="0010e3f6" officeooo:paragraph-rsid="0012b44f"/>
    </style:style>
    <style:style style:name="P8" style:family="paragraph" style:parent-style-name="Text_20_body">
      <style:text-properties fo:language="en" fo:country="US" officeooo:rsid="0010e3f6" officeooo:paragraph-rsid="0014da36"/>
    </style:style>
    <style:style style:name="P9" style:family="paragraph" style:parent-style-name="Text_20_body">
      <style:text-properties fo:language="en" fo:country="US" fo:font-weight="bold" officeooo:rsid="0010e3f6" officeooo:paragraph-rsid="0010e3f6" style:font-weight-asian="bold" style:font-weight-complex="bold"/>
    </style:style>
    <style:style style:name="P10" style:family="paragraph" style:parent-style-name="Text_20_body">
      <style:text-properties fo:language="en" fo:country="US" fo:font-weight="bold" officeooo:rsid="0010e3f6" officeooo:paragraph-rsid="0012b44f" style:font-weight-asian="bold" style:font-weight-complex="bold"/>
    </style:style>
    <style:style style:name="P11" style:family="paragraph" style:parent-style-name="Text_20_body">
      <style:text-properties fo:language="en" fo:country="US" fo:font-weight="bold" officeooo:rsid="0010e3f6" officeooo:paragraph-rsid="0014da36" style:font-weight-asian="bold" style:font-weight-complex="bold"/>
    </style:style>
    <style:style style:name="P12" style:family="paragraph" style:parent-style-name="Text_20_body">
      <style:text-properties fo:language="en" fo:country="US" fo:font-weight="normal" officeooo:rsid="0010e3f6" officeooo:paragraph-rsid="0010e3f6" style:font-weight-asian="normal" style:font-weight-complex="normal"/>
    </style:style>
    <style:style style:name="P13" style:family="paragraph" style:parent-style-name="Text_20_body">
      <style:text-properties fo:language="en" fo:country="US" fo:font-weight="normal" officeooo:rsid="0014da36" officeooo:paragraph-rsid="0014da36" style:font-weight-asian="normal" style:font-weight-complex="normal"/>
    </style:style>
    <style:style style:name="P14" style:family="paragraph" style:parent-style-name="Text_20_body">
      <style:text-properties fo:language="en" fo:country="US" fo:font-weight="normal" officeooo:rsid="0016c377" officeooo:paragraph-rsid="0016c377" style:font-weight-asian="normal" style:font-weight-complex="normal"/>
    </style:style>
    <style:style style:name="P15" style:family="paragraph" style:parent-style-name="Text_20_body">
      <style:text-properties fo:language="en" fo:country="US" officeooo:rsid="0012b44f" officeooo:paragraph-rsid="0012b44f"/>
    </style:style>
    <style:style style:name="P16" style:family="paragraph" style:parent-style-name="Text_20_body">
      <style:text-properties fo:language="en" fo:country="US" officeooo:rsid="0012b44f" officeooo:paragraph-rsid="0014da36"/>
    </style:style>
    <style:style style:name="P17" style:family="paragraph" style:parent-style-name="Text_20_body">
      <style:text-properties fo:language="en" fo:country="US" officeooo:rsid="0014da36" officeooo:paragraph-rsid="0014da36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2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fo:language="en" fo:country="US" style:font-size-asian="12pt" style:font-size-complex="12pt"/>
    </style:style>
    <style:style style:name="P22" style:family="paragraph" style:parent-style-name="Standard">
      <style:paragraph-properties fo:text-align="end" style:justify-single-word="false"/>
      <style:text-properties fo:color="#eeeeee" style:font-name="Calibri2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fo:text-transform="uppercase" fo:color="#336633" style:font-name="Calibri2" fo:font-size="24pt" fo:language="en" fo:country="US" fo:font-weight="bold" style:font-size-asian="24pt" style:font-weight-asian="bold" style:font-size-complex="24pt" style:font-weight-complex="bold"/>
    </style:style>
    <style:style style:name="P25" style:family="paragraph" style:parent-style-name="Standard">
      <style:text-properties style:font-name="Calibri2" fo:font-size="24pt" fo:language="en" fo:country="US" fo:font-weight="bold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Calibri2" fo:font-size="12pt" fo:language="en" fo:country="US" style:font-size-asian="12pt" style:font-size-complex="12pt"/>
    </style:style>
    <style:style style:name="P2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text-properties fo:font-variant="normal" fo:text-transform="none" fo:color="#336633" style:font-name="Calibri2" fo:font-size="24pt" fo:language="en" fo:country="US" fo:font-weight="normal" officeooo:rsid="000f427e" style:font-size-asian="24pt" style:font-weight-asian="normal" style:font-size-complex="24pt" style:font-weight-complex="normal"/>
    </style:style>
    <style:style style:name="P29" style:family="paragraph" style:parent-style-name="Standard">
      <style:text-properties style:font-name="Calibri1" fo:language="en" fo:country="US" officeooo:rsid="0010e3f6" officeooo:paragraph-rsid="0010e3f6"/>
    </style:style>
    <style:style style:name="P3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31" style:family="paragraph" style:parent-style-name="Titulo">
      <style:text-properties fo:language="en" fo:country="US"/>
    </style:style>
    <style:style style:name="P32" style:family="paragraph" style:parent-style-name="Titulo">
      <style:text-properties fo:font-variant="normal" fo:text-transform="none" fo:language="en" fo:country="US" officeooo:rsid="000f427e"/>
    </style:style>
    <style:style style:name="P3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Standard" style:master-page-name="First_20_Page">
      <style:paragraph-properties style:page-number="auto"/>
      <style:text-properties fo:language="en" fo:country="US"/>
    </style:style>
    <style:style style:name="P36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alibri2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officeooo:rsid="000db3ec"/>
    </style:style>
    <style:style style:name="T7" style:family="text">
      <style:text-properties officeooo:rsid="0012b44f"/>
    </style:style>
    <style:style style:name="T8" style:family="text">
      <style:text-properties officeooo:rsid="0014da36"/>
    </style:style>
    <style:style style:name="T9" style:family="text">
      <style:text-properties officeooo:rsid="0016c377"/>
    </style:style>
    <style:style style:name="T10" style:family="text">
      <style:text-properties officeooo:rsid="001733ca"/>
    </style:style>
    <style:style style:name="T11" style:family="text">
      <style:text-properties officeooo:rsid="001852a9"/>
    </style:style>
    <style:style style:name="T12" style:family="text">
      <style:text-properties officeooo:rsid="0019e8f0"/>
    </style:style>
    <style:style style:name="T13" style:family="text">
      <style:text-properties officeooo:rsid="001a8f6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1.984cm" svg:y="13.958cm" svg:width="17.009cm" draw:z-index="1">
        <draw:text-box fo:min-height="2.224cm">
          <text:p text:style-name="P22"/>
          <text:p text:style-name="P22"><text:user-field-get text:name="Modulo">Computer Systems</text:user-field-get></text:p>
          <text:p text:style-name="P22">CFGS DAW</text:p>
        </draw:text-box>
      </draw:frame>
      <text:p text:style-name="P35"/>
      <text:p text:style-name="P23"/>
      <text:p text:style-name="P23"/>
      <text:p text:style-name="P23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3"/>
      <text:p text:style-name="P23"/>
      <text:p text:style-name="P24">Unit <text:span text:style-name="T6">7</text:span>. <text:user-field-get text:name="Tema">Windows administration -Part 1-</text:user-field-get></text:p>
      <text:p text:style-name="P28">Activity solved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Alfredo Oltra / Sergio Garc<text:span text:style-name="T11">í</text:span>a</text:p>
      <text:p text:style-name="P33"><text:a xlink:type="simple" xlink:href="mailto:mail@ceedcv.e" text:style-name="Internet_20_link" text:visited-style-name="Visited_20_Internet_20_Link">alfredo.oltra@ceedcv.e</text:a><text:span text:style-name="T5">s</text:span></text:p>
      <text:p text:style-name="P33"><text:a xlink:type="simple" xlink:href="mailto:sergio.garcia@ceedcv.es" text:style-name="Internet_20_link" text:visited-style-name="Visited_20_Internet_20_Link">sergio.garcia</text:a><text:a xlink:type="simple" xlink:href="mailto:sergio.garcia@ceedcv.es" text:style-name="Internet_20_link" text:visited-style-name="Visited_20_Internet_20_Link">@ceedcv.es</text:a></text:p>
      <text:p text:style-name="P20">201<text:span text:style-name="T13">9</text:span>/20<text:span text:style-name="T13">20</text:span></text:p>
      <text:p text:style-name="P21"><text:tab/><text:tab/><text:tab/><text:tab/><text:tab/><text:tab/><text:tab/><text:tab/><text:tab/><text:tab/>Versión:<text:date style:data-style-name="N104" text:date-value="2019-09-26T12:32:35.038427026">190926</text:date>.<text:time style:data-style-name="N105" text:time-value="2019-09-26T12:32:35.038583558">1232</text:time></text:p>
      <text:p text:style-name="P26"/>
      <text:p text:style-name="P26"/>
      <text:p text:style-name="P26"/>
      <text:p text:style-name="P23"/>
      <text:p text:style-name="P4"><text:soft-page-break/>Licencia</text:p>
      <text:p text:style-name="P23"/>
      <text:p text:style-name="P30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7"/>
      <text:p text:style-name="P27"><text:s/></text:p>
      <text:p text:style-name="P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18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8"><text:span text:style-name="T3"> </text:span>Atención. Hace referencia a un tipo de actividad donde los alumnos suelen cometer equivocaciones. </text:p>
      <text:p text:style-name="P19"/>
      <text:p text:style-name="P23"/>
      <text:p text:style-name="P23"/>
      <text:p text:style-name="P23"/>
      <text:p text:style-name="P36"/>
      <text:p text:style-name="P23"/>
      <text:p text:style-name="P31">UD0<text:user-field-get text:name="NumeroTema">7</text:user-field-get>. <text:user-field-get text:name="Tema">Windows administration -Part 1-</text:user-field-get></text:p>
      <text:p text:style-name="P32">Activity Solved</text:p>
      <text:p text:style-name="P31"/>
      <text:p text:style-name="P29">Do the suggested actions <text:span text:style-name="T10">on Windows console</text:span> and write the command used to perform each one.</text:p>
      <text:p text:style-name="P9">1. Go to root directory.</text:p>
      <text:p text:style-name="P6">cd c:\</text:p>
      <text:p text:style-name="P9">2. Create directory PRACTICA on root directory.</text:p>
      <text:p text:style-name="P6">md PRACTICA</text:p>
      <text:p text:style-name="P9">3. Change current directory to PRACTICA.</text:p>
      <text:p text:style-name="P6">cd PRACTICA</text:p>
      <text:p text:style-name="P6">4. Create sub-directory DATOS in PRACTICA.</text:p>
      <text:p text:style-name="P6">md DATOS</text:p>
      <text:p text:style-name="P9">5. Change current directory to DATOS</text:p>
      <text:p text:style-name="P12">cd DATOS</text:p>
      <text:p text:style-name="P9">6. (Outside of Windows console) Create a file texto.txt with your name and surname inside</text:p>
      <text:p text:style-name="P9">7. Copy file texto.txt to texto.bak</text:p>
      <text:p text:style-name="P6">copy texto.txt texto.bak</text:p>
      <text:p text:style-name="P10">7. Copy file texto.txt to texto.ba<text:span text:style-name="T7">s</text:span></text:p>
      <text:p text:style-name="P7">copy texto.txt texto.ba<text:span text:style-name="T7">s</text:span></text:p>
      <text:p text:style-name="P9">9. <text:span text:style-name="T7">Execute command DIR using wildcards to only show files that start with TEX and its two first extension characters would be BA</text:span>.</text:p>
      <text:p text:style-name="P15"><text:span text:style-name="T12">dir</text:span> TEX*.BA*</text:p>
      <text:p text:style-name="P9">10. <text:span text:style-name="T8">Create file salida.txt using a redirected output using the command of the last exercise</text:span>.</text:p>
      <text:p text:style-name="P16"><text:span text:style-name="T12">dir</text:span> TEX*.BA* <text:span text:style-name="T8">&gt; salida.txt</text:span></text:p>
      <text:p text:style-name="P9">11. <text:span text:style-name="T8">Check the content of salida.txt using command TYPE.</text:span></text:p>
      <text:p text:style-name="P17">type salida.txt</text:p>
      <text:p text:style-name="P9">12. <text:span text:style-name="T8">Rename</text:span> <text:span text:style-name="T8">file </text:span>salida.txt <text:span text:style-name="T8">to</text:span> salida.dat</text:p>
      <text:p text:style-name="P17">rename salida.txt salida.dat</text:p>
      <text:p text:style-name="P11">13. Outside of Windows console) Create a file <text:span text:style-name="T8">hora txt with 21:00:00 inside</text:span></text:p>
      <text:p text:style-name="P11"/>
      <text:p text:style-name="P11"><text:soft-page-break/></text:p>
      <text:p text:style-name="P9">14. <text:span text:style-name="T8">Using redirected input with command time, use it with file hora.txt and change the hour (this operation requires admin privileges)</text:span></text:p>
      <text:p text:style-name="P17">time &lt; hora.txt</text:p>
      <text:p text:style-name="P9">15. <text:span text:style-name="T8">Set again the time properly (manually)</text:span>.</text:p>
      <text:p text:style-name="P13"><text:span text:style-name="T12">t</text:span>ime (this operation requires admin privileges).</text:p>
      <text:p text:style-name="P11">16. (Outside of Windows console) <text:span text:style-name="T8">Create file c</text:span>lasi.dat <text:span text:style-name="T8">with:</text:span></text:p>
      <text:p text:style-name="P6">1 Valencia CF</text:p>
      <text:p text:style-name="P6">2 At. Madrid</text:p>
      <text:p text:style-name="P6">3 Villarreal CF</text:p>
      <text:p text:style-name="P6">4 FC Barcelona</text:p>
      <text:p text:style-name="P6">5 Real Madrid</text:p>
      <text:p text:style-name="P9">17. <text:span text:style-name="T8">Being DATOS your current directory, use XCOPY and absolute routes to copy all content of directory PRACTICA and its sub-directories</text:span> <text:span text:style-name="T8">to a new directory DOCS in the root (</text:span><text:a xlink:type="simple" xlink:href="../../../../../../DOCS" text:style-name="Internet_20_link" text:visited-style-name="Visited_20_Internet_20_Link"><text:span text:style-name="T8">C:\DOCS</text:span></text:a><text:span text:style-name="T8">)</text:span></text:p>
      <text:p text:style-name="Text_20_body"><text:span text:style-name="T9">xcopy</text:span> /<text:span text:style-name="T9">e</text:span> C:\PRACTICA C:\DOCS</text:p>
      <text:p text:style-name="P11">18. <text:span text:style-name="T8">Change to directory</text:span> C:\DOCS\DATOS u<text:span text:style-name="T8">sing a relative route</text:span></text:p>
      <text:p text:style-name="P8"><text:span text:style-name="T8">cd ..\..\DOCS\DATOS</text:span>.</text:p>
      <text:p text:style-name="P9">19. <text:span text:style-name="T8">Create file clasi.org as a result of sort clasi.dat for second column.</text:span></text:p>
      <text:p text:style-name="P14">sort /+3 &lt; clasi.dat &gt;clasi.org</text:p>
      <text:p text:style-name="P9">20. <text:span text:style-name="T8">Delete created directories.</text:span></text:p>
      <text:p text:style-name="Text_20_body"><text:span text:style-name="T12">r</text:span>d /s c:\<text:span text:style-name="T9">DOCS</text:span> C:\<text:span text:style-name="T9">PRACTIC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TimesNewRomanPSMT" svg:font-family="TimesNewRomanPSMT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>
      <style:text-properties fo:font-size="12pt" fo:font-style="italic" fo:font-weight="bold" style:font-size-asian="12pt" style:font-style-asian="italic" style:font-weight-asian="bold" style:font-name-complex="TimesNewRomanPSMT" style:font-family-complex="TimesNewRomanPSMT" style:font-size-complex="12pt" style:font-style-complex="italic" style:font-weight-complex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53M</meta:editing-duration>
    <meta:editing-cycles>30</meta:editing-cycles>
    <meta:generator>LibreOffice/6.3.1.2$Linux_X86_64 LibreOffice_project/30$Build-2</meta:generator>
    <dc:title>Plantilla CEED</dc:title>
    <meta:initial-creator>Alfredo Oltra Orengo</meta:initial-creator>
    <dc:date>2019-09-26T12:32:34.892565770</dc:date>
    <meta:print-date>2016-12-21T00:26:23.380000000</meta:print-date>
    <meta:document-statistic meta:table-count="0" meta:image-count="2" meta:object-count="0" meta:page-count="4" meta:paragraph-count="64" meta:word-count="463" meta:character-count="2951" meta:non-whitespace-character-count="2531"/>
  </office:meta>
</office:document-meta>
</file>